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20pt" style:font-size-asian="20pt" style:font-size-complex="20pt"/>
    </style:style>
    <style:style style:name="P2" style:family="paragraph" style:parent-style-name="Standard">
      <style:paragraph-properties fo:text-align="start" style:justify-single-word="false"/>
      <style:text-properties fo:color="#000000" fo:font-size="12pt" style:font-size-asian="12pt" style:font-size-complex="12pt"/>
    </style:style>
    <style:style style:name="P3" style:family="paragraph" style:parent-style-name="Standard">
      <style:paragraph-properties fo:text-align="start" style:justify-single-word="false"/>
      <style:text-properties fo:color="#000000"/>
    </style:style>
    <style:style style:name="P4" style:family="paragraph" style:parent-style-name="Standard" style:list-style-name="L1">
      <style:paragraph-properties fo:text-align="start" style:justify-single-word="false"/>
      <style:text-properties fo:color="#000000"/>
    </style:style>
    <style:style style:name="T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hancing Vision on Embedded Platforms</text:p>
      <text:p text:style-name="P1"/>
      <text:p text:style-name="P2">The ever increasing computaion power in processors and pixels in camera sensors, enabels the gift of vision to our day to day electronic appliances, from handheld mobile phones to ADAS in our automobile. In this paper we will present, what are the technologies available in recent years to give the gift of vision to embedded devices.</text:p>
      <text:p text:style-name="P2"/>
      <text:p text:style-name="P2">Not any more, a single processor or device can handle the ever demanding data processing. Its time to consider all the computing resources on the given platform, which can be CPU(s), GPU(s), DSP(s), FPGA(s) and domain specific SOCs. Hetrogeneous Computing is only the way of acheiving this demanding data processing, which combines all computing resources and spilts the data to all available computing resources, to get best of what they can process.</text:p>
      <text:p text:style-name="P2"/>
      <text:p text:style-name="P2">Hetrogeneous Computing:</text:p>
      <text:p text:style-name="P2"/>
      <text:p text:style-name="P2"/>
      <text:p text:style-name="P2"/>
      <text:p text:style-name="P3"><text:span text:style-name="T1">DSP: </text:span></text:p>
      <text:p text:style-name="P3"><text:span text:style-name="T1"/></text:p>
      <text:p text:style-name="P3"><text:span text:style-name="T1">OpenGLES:</text:span></text:p>
      <text:p text:style-name="P3"><text:span text:style-name="T1"/></text:p>
      <text:p text:style-name="P3"><text:span text:style-name="T1">OpenCL:</text:span></text:p>
      <text:p text:style-name="P3"><text:span text:style-name="T1"/></text:p>
      <text:p text:style-name="P3"><text:span text:style-name="T1">OpenMP:</text:span></text:p>
      <text:p text:style-name="P3"><text:span text:style-name="T1"/></text:p>
      <text:p text:style-name="P3"><text:span text:style-name="T1">TI E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eswaran </meta:initial-creator>
    <meta:creation-date>2014-04-12T22:57:46</meta:creation-date>
    <meta:generator>LibreOffice/3.5$Linux_X86_64 LibreOffice_project/350m1$Build-2</meta:generator>
    <dc:date>2014-04-13T00:05:55</dc:date>
    <dc:creator>Mageswaran </dc:creator>
    <meta:editing-duration>PT1H6M51S</meta:editing-duration>
    <meta:editing-cycles>9</meta:editing-cycles>
    <meta:document-statistic meta:table-count="0" meta:image-count="0" meta:object-count="0" meta:page-count="1" meta:paragraph-count="9" meta:word-count="141" meta:character-count="881" meta:non-whitespace-character-count="748"/>
  </office:meta>
</office:document-meta>
</file>